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8693" officeooo:paragraph-rsid="001f8693"/>
    </style:style>
    <style:style style:name="P2" style:family="paragraph" style:parent-style-name="Standard">
      <style:paragraph-properties fo:text-align="center" style:justify-single-word="false"/>
      <style:text-properties officeooo:rsid="001f8693" officeooo:paragraph-rsid="001f8693"/>
    </style:style>
    <style:style style:name="P3" style:family="paragraph" style:parent-style-name="Standard">
      <style:paragraph-properties fo:text-align="start" style:justify-single-word="false"/>
      <style:text-properties officeooo:rsid="001f8693" officeooo:paragraph-rsid="001f869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f8693" officeooo:paragraph-rsid="001f869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e321" officeooo:paragraph-rsid="001fe32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b2e6" officeooo:paragraph-rsid="0020b2e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13235" officeooo:paragraph-rsid="00213235"/>
    </style:style>
    <style:style style:name="T1" style:family="text">
      <style:text-properties officeooo:rsid="0020b2e6"/>
    </style:style>
    <style:style style:name="T2" style:family="text">
      <style:text-properties officeooo:rsid="002132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Weaver</text:p>
      <text:p text:style-name="P1">Jacob Weaver</text:p>
      <text:p text:style-name="P1">Richard Weaver</text:p>
      <text:p text:style-name="P1"/>
      <text:p text:style-name="P2">Pass One</text:p>
      <text:list xml:id="list716973443671758972" text:style-name="L1">
        <text:list-item>
          <text:p text:style-name="P4">Genre: </text:p>
          <text:list>
            <text:list-item>
              <text:p text:style-name="P4"><text:span text:style-name="T1">Turn Based</text:span> <text:span text:style-name="T1">Tactical/</text:span>RPG</text:p>
            </text:list-item>
            <text:list-item>
              <text:p text:style-name="P4">SF Setting</text:p>
            </text:list-item>
          </text:list>
        </text:list-item>
      </text:list>
      <text:p text:style-name="P3"/>
      <text:list xml:id="list222845414239603" text:continue-numbering="true" text:style-name="L1">
        <text:list-item>
          <text:p text:style-name="P4">Core:</text:p>
          <text:list>
            <text:list-item>
              <text:p text:style-name="P4">Basic movement</text:p>
              <text:list>
                <text:list-item>
                  <text:p text:style-name="P6">Movement Range</text:p>
                </text:list-item>
              </text:list>
            </text:list-item>
            <text:list-item>
              <text:p text:style-name="P6">Turns</text:p>
              <text:list>
                <text:list-item>
                  <text:p text:style-name="P6">Speed</text:p>
                  <text:list>
                    <text:list-item>
                      <text:p text:style-name="P6">Higher <text:span text:style-name="T2">Agility</text:span> will go first</text:p>
                    </text:list-item>
                  </text:list>
                </text:list-item>
                <text:list-item>
                  <text:p text:style-name="P4">Attacks</text:p>
                  <text:list>
                    <text:list-item>
                      <text:p text:style-name="P6">Ranged units</text:p>
                      <text:list>
                        <text:list-item>
                          <text:p text:style-name="P6">Square range, similar to movement.</text:p>
                        </text:list-item>
                      </text:list>
                    </text:list-item>
                    <text:list-item>
                      <text:p text:style-name="P6">Melee</text:p>
                      <text:list>
                        <text:list-item>
                          <text:p text:style-name="P6">Need to be next to target</text:p>
                        </text:list-item>
                      </text:list>
                    </text:list-item>
                    <text:list-item>
                      <text:p text:style-name="P6">Directional?</text:p>
                      <text:list>
                        <text:list-item>
                          <text:p text:style-name="P6">Bonus damage based on flanking/rear attacks?</text:p>
                        </text:list-item>
                      </text:list>
                    </text:list-item>
                    <text:list-item>
                      <text:p text:style-name="P6">Area Bonuses?</text:p>
                      <text:list>
                        <text:list-item>
                          <text:p text:style-name="P6">Different units give bonuses to the units around them?</text:p>
                        </text:list-item>
                        <text:list-item>
                          <text:p text:style-name="P6">Tank Area Bonuses</text:p>
                          <text:list>
                            <text:list-item>
                              <text:p text:style-name="P6"/>
                            </text:list-item>
                          </text:list>
                        </text:list-item>
                        <text:list-item>
                          <text:p text:style-name="P6">Support Area Bonuses</text:p>
                          <text:list>
                            <text:list-item>
                              <text:p text:style-name="P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Inventory System</text:p>
              <text:list>
                <text:list-item>
                  <text:p text:style-name="P6">Unlimited storage</text:p>
                </text:list-item>
                <text:list-item>
                  <text:p text:style-name="P4">Equip</text:p>
                  <text:list>
                    <text:list-item>
                      <text:p text:style-name="P6">Each character can equip different items based on stats</text:p>
                    </text:list-item>
                    <text:list-item>
                      <text:p text:style-name="P6">Armors</text:p>
                      <text:list>
                        <text:list-item>
                          <text:p text:style-name="P7">Any armor can be used by any character with the supporting stats, these categories are only used for the armor bonuses. </text:p>
                        </text:list-item>
                        <text:list-item>
                          <text:p text:style-name="P6">Tank</text:p>
                          <text:list>
                            <text:list-item>
                              <text:p text:style-name="P6">gives a higher hp/resist/armor, but slower turn timer</text:p>
                            </text:list-item>
                          </text:list>
                        </text:list-item>
                        <text:list-item>
                          <text:p text:style-name="P6">Caster</text:p>
                          <text:list>
                            <text:list-item>
                              <text:p text:style-name="P6">Gives higher mana</text:p>
                            </text:list-item>
                          </text:list>
                        </text:list-item>
                        <text:list-item>
                          <text:p text:style-name="P6">DPS(speed)</text:p>
                          <text:list>
                            <text:list-item>
                              <text:p text:style-name="P6">Gives a Faster Turn Tim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Weapons</text:p>
                      <text:list>
                        <text:list-item>
                          <text:p text:style-name="P7">Any character can equip any weapon, same as armors.</text:p>
                        </text:list-item>
                        <text:list-item>
                          <text:p text:style-name="P7">Ranged</text:p>
                          <text:list>
                            <text:list-item>
                              <text:p text:style-name="P7">only Agility/damage buffs</text:p>
                            </text:list-item>
                          </text:list>
                        </text:list-item>
                        <text:list-item>
                          <text:p text:style-name="P7"><text:soft-page-break/>Melee</text:p>
                          <text:list>
                            <text:list-item>
                              <text:p text:style-name="P7">Gives a buff from any of the three categories</text:p>
                            </text:list-item>
                          </text:list>
                        </text:list-item>
                        <text:list-item>
                          <text:p text:style-name="P7">Support</text:p>
                          <text:list>
                            <text:list-item>
                              <text:p text:style-name="P7">Increases Area Bonus buff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Currency display</text:p>
                </text:list-item>
              </text:list>
            </text:list-item>
            <text:list-item>
              <text:p text:style-name="P4">Health</text:p>
              <text:list>
                <text:list-item>
                  <text:p text:style-name="P4">Basic display of health, perhaps a bar with the HP details</text:p>
                </text:list-item>
              </text:list>
            </text:list-item>
            <text:list-item>
              <text:p text:style-name="P4">Resource (displayed under health bar, example: Demon Souls + Dark Souls)</text:p>
              <text:list>
                <text:list-item>
                  <text:p text:style-name="P7">Power</text:p>
                  <text:list>
                    <text:list-item>
                      <text:p text:style-name="P7">All special attacks drain power</text:p>
                    </text:list-item>
                    <text:list-item>
                      <text:p text:style-name="P7">Basic attacks/charge packs restore power</text:p>
                    </text:list-item>
                  </text:list>
                </text:list-item>
              </text:list>
            </text:list-item>
            <text:list-item>
              <text:p text:style-name="P4">Stats</text:p>
              <text:list>
                <text:list-item>
                  <text:p text:style-name="P4">Custom, no classes, simply need stats to use weapons like dark souls</text:p>
                </text:list-item>
                <text:list-item>
                  <text:p text:style-name="P4">Vitality – Increases Health</text:p>
                </text:list-item>
                <text:list-item>
                  <text:p text:style-name="P7">Agility – Increases Speed/dodge chances</text:p>
                </text:list-item>
                <text:list-item>
                  <text:p text:style-name="P5">Strength – Enhances certain weapons,</text:p>
                </text:list-item>
                <text:list-item>
                  <text:p text:style-name="P5">Dexterity – Enhances Certain weapons,</text:p>
                </text:list-item>
                <text:list-item>
                  <text:p text:style-name="P5">Intelligence – Enhances Enchanted weapons and spell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7:48:28.436000000</meta:creation-date>
    <dc:date>2015-06-08T22:17:34.408000000</dc:date>
    <meta:editing-duration>PT21M59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60" meta:word-count="275" meta:character-count="1460" meta:non-whitespace-character-count="1292"/>
  </office:meta>
</office:document-meta>
</file>